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6dc92" officeooo:paragraph-rsid="0020666f"/>
    </style:style>
    <style:style style:name="P9" style:family="paragraph" style:parent-style-name="Table_20_Contents">
      <style:text-properties officeooo:rsid="0018c4f2" officeooo:paragraph-rsid="0018c4f2"/>
    </style:style>
    <style:style style:name="P10" style:family="paragraph" style:parent-style-name="Table_20_Contents">
      <style:text-properties officeooo:rsid="001f1544" officeooo:paragraph-rsid="001f1544"/>
    </style:style>
    <style:style style:name="P11" style:family="paragraph" style:parent-style-name="Table_20_Contents">
      <style:text-properties officeooo:rsid="0020666f" officeooo:paragraph-rsid="0020666f"/>
    </style:style>
    <style:style style:name="P12" style:family="paragraph" style:parent-style-name="Table_20_Contents" style:list-style-name="L1">
      <style:text-properties officeooo:rsid="0016dc92" officeooo:paragraph-rsid="0014d850"/>
    </style:style>
    <style:style style:name="P13" style:family="paragraph" style:parent-style-name="Table_20_Contents" style:list-style-name="L1">
      <style:text-properties officeooo:rsid="0016dc92" officeooo:paragraph-rsid="0016dc92"/>
    </style:style>
    <style:style style:name="P14" style:family="paragraph" style:parent-style-name="Table_20_Contents" style:list-style-name="L2">
      <style:text-properties officeooo:rsid="0016dc92" officeooo:paragraph-rsid="0016dc92"/>
    </style:style>
    <style:style style:name="P15" style:family="paragraph" style:parent-style-name="Table_20_Contents" style:list-style-name="L2">
      <style:text-properties officeooo:rsid="0020666f" officeooo:paragraph-rsid="0020666f"/>
    </style:style>
    <style:style style:name="P16" style:family="paragraph" style:parent-style-name="Table_20_Contents" style:list-style-name="L3">
      <style:text-properties officeooo:rsid="0018c4f2" officeooo:paragraph-rsid="0018c4f2"/>
    </style:style>
    <style:style style:name="P17" style:family="paragraph" style:parent-style-name="Table_20_Contents" style:list-style-name="L4">
      <style:text-properties officeooo:rsid="001f1544" officeooo:paragraph-rsid="001f154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094b8" style:font-weight-asian="normal" style:font-weight-complex="normal"/>
    </style:style>
    <style:style style:name="T5" style:family="text">
      <style:text-properties fo:font-weight="normal" officeooo:rsid="0021f5f4" style:font-weight-asian="normal" style:font-weight-complex="normal"/>
    </style:style>
    <style:style style:name="T6" style:family="text">
      <style:text-properties fo:font-weight="normal" officeooo:rsid="00223528" style:font-weight-asian="normal" style:font-weight-complex="normal"/>
    </style:style>
    <style:style style:name="T7" style:family="text">
      <style:text-properties officeooo:rsid="0016dc92"/>
    </style:style>
    <style:style style:name="T8" style:family="text">
      <style:text-properties officeooo:rsid="0018c4f2"/>
    </style:style>
    <style:style style:name="T9" style:family="text">
      <style:text-properties fo:font-weight="bold" officeooo:rsid="0018c4f2" style:font-weight-asian="bold" style:font-weight-complex="bold"/>
    </style:style>
    <style:style style:name="T10" style:family="text">
      <style:text-properties fo:font-weight="bold" officeooo:rsid="001f1544" style:font-weight-asian="bold" style:font-weight-complex="bold"/>
    </style:style>
    <style:style style:name="T11" style:family="text">
      <style:text-properties officeooo:rsid="001f1544"/>
    </style:style>
    <style:style style:name="T12" style:family="text">
      <style:text-properties officeooo:rsid="0020666f"/>
    </style:style>
    <style:style style:name="T13" style:family="text">
      <style:text-properties officeooo:rsid="002094b8"/>
    </style:style>
    <style:style style:name="T14" style:family="text">
      <style:text-properties officeooo:rsid="002235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3">2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10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10">ST-00<text:span text:style-name="T13">2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1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9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4">2</text:span><text:span text:style-name="T3">.sh to test Scenario </text:span><text:span text:style-name="T5">2</text:span><text:span text:style-name="T3">.</text:span></text:p>
            <text:p text:style-name="P3">Prerequisites:</text:p>
            <text:list xml:id="list5470345277256818875" text:style-name="L1">
              <text:list-item>
                <text:p text:style-name="P12">User has Collision Avoidance folder</text:p>
              </text:list-item>
              <text:list-item>
                <text:p text:style-name="P13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6">75</text:span><text:span text:style-name="T3"> </text:span><text:span text:style-name="T2">Steps </text:span><text:span text:style-name="T3">with resolution of </text:span><text:span text:style-name="T6">10</text:span><text:span text:style-name="T3"> steps per second </text:span><text:span text:style-name="T6">to simulate 7.5 seconds of flight time.</text:span></text:p>
            <text:p text:style-name="P3">Scenario Procedure:</text:p>
            <text:p text:style-name="P6"><text:tab/>U<text:span text:style-name="T7">sing the provided scripts, the user will import the test airplanes to the python algorithm. <text:s/>Then the user will run the simulator for 75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3289455085727656246" text:style-name="L2">
              <text:list-item>
                <text:p text:style-name="P14">Open New Terminal</text:p>
              </text:list-item>
              <text:list-item>
                <text:p text:style-name="P14">Navigate to …/collision_avoidance/<text:span text:style-name="T12">test_scripts</text:span></text:p>
              </text:list-item>
              <text:list-item>
                <text:p text:style-name="P15">Run command:</text:p>
                <text:list>
                  <text:list-item>
                    <text:p text:style-name="P15">./test_00<text:span text:style-name="T13">2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11">SQLite will initialize with test attributes. The terminal w<text:span text:style-name="T8">ill open the python terminal (Denoted with the “&gt;&gt;&gt;”).*</text:span></text:p>
            <text:p text:style-name="P8"/>
            <text:p text:style-name="P8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9">Create Simulator object and populate with Airplanes</text:span>:</text:p>
            <text:list xml:id="list3949763259118091136" text:style-name="L3">
              <text:list-item>
                <text:p text:style-name="P16">Create a new simulator object <text:span text:style-name="T11">with step count of 75</text:span> by typing the following command:</text:p>
                <text:list>
                  <text:list-item>
                    <text:p text:style-name="P16">sim = Simulator(<text:span text:style-name="T14">75,10</text:span>)</text:p>
                  </text:list-item>
                </text:list>
              </text:list-item>
              <text:list-item>
                <text:p text:style-name="P16">Populate the simulator with aircraft by running:</text:p>
                <text:list>
                  <text:list-item>
                    <text:p text:style-name="P16">sim.create_<text:span text:style-name="T12">a</text:span>irplanes()</text:p>
                  </text:list-item>
                </text:list>
              </text:list-item>
              <text:list-item>
                <text:p text:style-name="P16">Confirm that two airplanes were created by running:</text:p>
                <text:list>
                  <text:list-item>
                    <text:p text:style-name="P16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9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10">Run Simulator</text:span>:</text:p>
            <text:list xml:id="list2066452157986784594" text:style-name="L4">
              <text:list-item>
                <text:p text:style-name="P17">In python environment, run the following command:</text:p>
                <text:list>
                  <text:list-item>
                    <text:p text:style-name="P17">sim.run_sim()</text:p>
                  </text:list-item>
                </text:list>
              </text:list-item>
              <text:list-item>
                <text:p text:style-name="P17">When the simulator is complete, run:</text:p>
                <text:list>
                  <text:list-item>
                    <text:p text:style-name="P17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10">The simulator will step through <text:span text:style-name="T14">75</text:span> steps, giving outputs for both airplanes. <text:s/><text:span text:style-name="T8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5:20:24.172164040</dc:date>
    <meta:editing-duration>PT25M6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8" meta:character-count="1591" meta:non-whitespace-character-count="1388"/>
  </office:meta>
</office:document-meta>
</file>